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color="#2323dc" fo:font-size="11pt" fo:background-color="#ffffff" style:font-size-asian="9.60000038146973pt" style:font-size-complex="11pt"/>
    </style:style>
    <style:style style:name="P2" style:family="paragraph" style:parent-style-name="Standard">
      <style:paragraph-properties fo:text-align="center" style:justify-single-word="false"/>
      <style:text-properties fo:color="#2323dc" fo:font-size="12pt" fo:font-weight="bold" fo:background-color="#ffffff" style:font-size-asian="12pt" style:font-weight-asian="bold" style:font-size-complex="12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<text:span text:style-name="T1">Small Text</text:span></text:p>
        <text:p text:style-name="P1"><text:span text:style-name="T1">This is a small blue text with just a few lines. It could be used for various reasons. It is intended to be a small text without two many features. </text:span></text:p>
        <text:p text:style-name="P1"><text:span text:style-name="T1">The whole text will be in one section with the name </text:span><text:span text:style-name="T2">Section1.</text:span></text:p>
        <text:p text:style-name="P1"><text:span text:style-name="T1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oulia Atsidakou</meta:initial-creator>
    <meta:creation-date>2011-06-29T12:42:22.44</meta:creation-date>
    <dc:date>2011-07-08T02:53:18</dc:date>
    <dc:creator>nakosspy </dc:creator>
    <meta:editing-duration>PT00H04M51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1" meta:paragraph-count="3" meta:word-count="44" meta:character-count="219"/>
  </office:meta>
</office:document-meta>
</file>